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5.396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3T19:07:02.01">
            <text:p>0423 <text:s/>1907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3T19:07:02.01">
            <text:p>0423 <text:s/>1907</text:p>
          </table:table-cell>
          <table:table-cell table:style-name="ce8" table:formula="of:=NOW()" office:value-type="date" office:date-value="2022-04-23T19:07:02.01">
            <text:p>0423 <text:s/>190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3T19:07:02.01">
            <text:p>0423 <text:s/>190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3T19:07:02.01">
            <text:p>0423 <text:s/>1907</text:p>
          </table:table-cell>
          <table:table-cell table:style-name="ce8" table:formula="of:=NOW()" office:value-type="date" office:date-value="2022-04-23T19:07:02.01">
            <text:p>0423 <text:s/>1907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9999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<text:s/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3T19:07:02.41">
            <text:p>2022/4/23 19:07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5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3">2022/04/23</text:date>, <text:time>19:0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3T19:07:01.59</dc:date>
    <dc:creator>iwabuchi ken</dc:creator>
    <meta:editing-duration>P17DT15H58M31S</meta:editing-duration>
    <meta:editing-cycles>2422</meta:editing-cycles>
    <meta:generator>OpenOffice/4.1.3$Win32 OpenOffice.org_project/413m1$Build-9783</meta:generator>
    <meta:document-statistic meta:table-count="2" meta:cell-count="901" meta:object-count="0"/>
  </office:meta>
</office:document-meta>
</file>